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Inter" svg:font-family="Inter" style:font-family-generic="roman" style:font-pitch="variable"/>
    <style:font-face style:name="Roboto Condensed" svg:font-family="'Roboto Condense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bin1" svg:font-family="Cabin" style:font-family-generic="system" style:font-pitch="variable"/>
    <style:font-face style:name="Inter1" svg:font-family="Inter" style:font-family-generic="system" style:font-pitch="variable"/>
    <style:font-face style:name="Linux Libertine G" svg:font-family="'Linux Libertine G'" style:font-family-generic="system" style:font-pitch="variable"/>
    <style:font-face style:name="Roboto Condensed1" svg:font-family="'Roboto Condensed'" style:font-family-generic="system" style:font-pitch="variable"/>
  </office:font-face-decls>
  <office:automatic-styles>
    <style:style style:name="P1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</style:style>
    <style:style style:name="P2" style:family="paragraph" style:parent-style-name="Title">
      <style:text-properties style:font-name="Inter" fo:font-size="13pt" officeooo:paragraph-rsid="001e1ef8" style:font-name-asian="Inter1" style:font-size-asian="13pt" style:font-name-complex="Inter1" style:font-size-complex="13pt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Standard">
      <style:text-properties fo:font-size="13pt" officeooo:rsid="001e1ef8" officeooo:paragraph-rsid="0020df8b" style:font-size-asian="13pt" style:font-size-complex="13pt"/>
    </style:style>
    <style:style style:name="P5" style:family="paragraph" style:parent-style-name="Standard">
      <style:text-properties fo:font-size="13pt" officeooo:paragraph-rsid="0020df8b" style:font-size-asian="13pt" style:font-size-complex="13pt"/>
    </style:style>
    <style:style style:name="P6" style:family="paragraph" style:parent-style-name="Standard">
      <style:text-properties fo:font-size="13pt" fo:font-weight="bold" officeooo:rsid="001caf72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1caf72" officeooo:paragraph-rsid="001caf72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3pt" fo:font-weight="bold" officeooo:rsid="001caf72" officeooo:paragraph-rsid="001e791e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fo:font-weight="normal" officeooo:rsid="001caf72" officeooo:paragraph-rsid="001caf72" style:font-size-asian="13pt" style:font-weight-asian="normal" style:font-size-complex="13pt" style:font-weight-complex="normal"/>
    </style:style>
    <style:style style:name="P10" style:family="paragraph" style:parent-style-name="Standard">
      <style:text-properties style:font-name="Inter" fo:font-size="13pt" style:font-name-asian="Inter1" style:font-size-asian="13pt" style:font-name-complex="Inter1" style:font-size-complex="13pt"/>
    </style:style>
    <style:style style:name="P11" style:family="paragraph" style:parent-style-name="Standard">
      <style:paragraph-properties fo:line-height="100%" fo:orphans="0" fo:widows="0"/>
      <style:text-properties style:font-name="Inter" fo:font-size="13pt" style:font-name-asian="Inter1" style:font-size-asian="13pt" style:font-name-complex="Inter1" style:font-size-complex="13pt"/>
    </style:style>
    <style:style style:name="P12" style:family="paragraph" style:parent-style-name="Standard">
      <style:paragraph-properties fo:line-height="100%" fo:orphans="0" fo:widows="0"/>
      <style:text-properties style:font-name="Inter" fo:font-size="13pt" officeooo:paragraph-rsid="0020df8b" style:font-name-asian="Inter1" style:font-size-asian="13pt" style:font-name-complex="Inter1" style:font-size-complex="13pt"/>
    </style:style>
    <style:style style:name="P13" style:family="paragraph" style:parent-style-name="Standard">
      <style:text-properties style:font-name="Inter" fo:font-size="13pt" officeooo:paragraph-rsid="0020df8b" style:font-name-asian="Inter1" style:font-size-asian="13pt" style:font-name-complex="Inter1" style:font-size-complex="13pt"/>
    </style:style>
    <style:style style:name="P14" style:family="paragraph" style:parent-style-name="Standard">
      <style:text-properties style:font-name="Inter" fo:font-size="13pt" officeooo:rsid="0023e77b" officeooo:paragraph-rsid="0023e77b" style:font-name-asian="Inter1" style:font-size-asian="13pt" style:font-name-complex="Inter1" style:font-size-complex="13pt"/>
    </style:style>
    <style:style style:name="P15" style:family="paragraph" style:parent-style-name="Standard">
      <style:paragraph-properties fo:line-height="100%" fo:orphans="0" fo:widows="0"/>
      <style:text-properties style:font-name="Inter" fo:font-size="13pt" fo:font-weight="bold" style:font-name-asian="Inter1" style:font-size-asian="13pt" style:font-weight-asian="bold" style:font-name-complex="Inter1" style:font-size-complex="13pt"/>
    </style:style>
    <style:style style:name="P16" style:family="paragraph" style:parent-style-name="Standard">
      <style:paragraph-properties fo:line-height="100%" fo:orphans="0" fo:widows="0"/>
      <style:text-properties style:font-name="Inter" fo:font-size="13pt" fo:font-weight="bold" officeooo:paragraph-rsid="0020df8b" style:font-name-asian="Inter1" style:font-size-asian="13pt" style:font-weight-asian="bold" style:font-name-complex="Inter1" style:font-size-complex="13pt"/>
    </style:style>
    <style:style style:name="P17" style:family="paragraph" style:parent-style-name="Standard">
      <style:paragraph-properties fo:line-height="100%" fo:text-align="center" style:justify-single-word="false" fo:orphans="0" fo:widows="0"/>
      <style:text-properties style:font-name="Inter" fo:font-size="13pt" fo:font-weight="bold" style:font-name-asian="Inter1" style:font-size-asian="13pt" style:font-weight-asian="bold" style:font-name-complex="Inter1" style:font-size-complex="13pt"/>
    </style:style>
    <style:style style:name="P18" style:family="paragraph" style:parent-style-name="Standard">
      <style:paragraph-properties fo:line-height="100%" fo:text-align="center" style:justify-single-word="false" fo:orphans="0" fo:widows="0"/>
      <style:text-properties style:font-name="Inter" fo:font-size="13pt" fo:font-weight="bold" officeooo:rsid="001aec00" officeooo:paragraph-rsid="001aec00" style:font-name-asian="Inter1" style:font-size-asian="13pt" style:font-weight-asian="bold" style:font-name-complex="Inter1" style:font-size-complex="13pt"/>
    </style:style>
    <style:style style:name="P19" style:family="paragraph" style:parent-style-name="Standard">
      <style:paragraph-properties fo:line-height="100%" fo:text-align="center" style:justify-single-word="false" fo:orphans="0" fo:widows="0"/>
      <style:text-properties style:font-name="Inter" fo:font-size="13pt" style:text-underline-style="solid" style:text-underline-width="auto" style:text-underline-color="font-color" fo:font-weight="bold" style:font-name-asian="Inter1" style:font-size-asian="13pt" style:font-weight-asian="bold" style:font-name-complex="Inter1" style:font-size-complex="13pt"/>
    </style:style>
    <style:style style:name="P20" style:family="paragraph" style:parent-style-name="Standard">
      <style:text-properties fo:color="#999999" style:font-name="Inter" fo:font-size="13pt" style:font-name-asian="Inter1" style:font-size-asian="13pt" style:font-name-complex="Inter1" style:font-size-complex="13pt"/>
    </style:style>
    <style:style style:name="P21" style:family="paragraph" style:parent-style-name="Standard">
      <style:paragraph-properties fo:line-height="100%" fo:orphans="0" fo:widows="0"/>
      <style:text-properties fo:color="#999999" style:font-name="Inter" fo:font-size="13pt" officeooo:rsid="001aec00" officeooo:paragraph-rsid="001aec00" style:font-name-asian="Inter1" style:font-size-asian="13pt" style:font-name-complex="Inter1" style:font-size-complex="13pt"/>
    </style:style>
    <style:style style:name="P22" style:family="paragraph" style:parent-style-name="Standard">
      <style:paragraph-properties fo:line-height="100%" fo:orphans="0" fo:widows="0"/>
      <style:text-properties fo:color="#999999" style:font-name="Inter" fo:font-size="13pt" officeooo:rsid="001aec00" officeooo:paragraph-rsid="0020df8b" style:font-name-asian="Inter1" style:font-size-asian="13pt" style:font-name-complex="Inter1" style:font-size-complex="13pt"/>
    </style:style>
    <style:style style:name="P23" style:family="paragraph" style:parent-style-name="Standard">
      <style:paragraph-properties fo:line-height="100%" fo:orphans="0" fo:widows="0"/>
      <style:text-properties fo:color="#999999" style:font-name="Inter" fo:font-size="13pt" style:font-name-asian="Inter1" style:font-size-asian="13pt" style:font-name-complex="Inter1" style:font-size-complex="13pt"/>
    </style:style>
    <style:style style:name="P24" style:family="paragraph" style:parent-style-name="Standard">
      <style:paragraph-properties fo:line-height="100%" fo:orphans="0" fo:widows="0"/>
      <style:text-properties fo:color="#999999" style:font-name="Inter" fo:font-size="13pt" officeooo:paragraph-rsid="0020df8b" style:font-name-asian="Inter1" style:font-size-asian="13pt" style:font-name-complex="Inter1" style:font-size-complex="13pt"/>
    </style:style>
    <style:style style:name="P25" style:family="paragraph" style:parent-style-name="Standard">
      <style:paragraph-properties fo:line-height="100%" fo:orphans="0" fo:widows="0"/>
      <style:text-properties fo:color="#999999" style:font-name="Inter" fo:font-size="13pt" fo:font-weight="bold" style:font-name-asian="Inter1" style:font-size-asian="13pt" style:font-weight-asian="bold" style:font-name-complex="Inter1" style:font-size-complex="13pt"/>
    </style:style>
    <style:style style:name="P26" style:family="paragraph" style:parent-style-name="Standard">
      <style:paragraph-properties fo:line-height="100%" fo:orphans="0" fo:widows="0"/>
      <style:text-properties fo:color="#999999" style:font-name="Inter" fo:font-size="13pt" fo:font-weight="bold" officeooo:paragraph-rsid="0020df8b" style:font-name-asian="Inter1" style:font-size-asian="13pt" style:font-weight-asian="bold" style:font-name-complex="Inter1" style:font-size-complex="13pt"/>
    </style:style>
    <style:style style:name="P27" style:family="paragraph" style:parent-style-name="Standard">
      <style:paragraph-properties fo:line-height="100%" fo:orphans="0" fo:widows="0"/>
      <style:text-properties fo:color="#666666" style:font-name="Inter" fo:font-size="13pt" style:font-name-asian="Inter1" style:font-size-asian="13pt" style:font-name-complex="Inter1" style:font-size-complex="13pt"/>
    </style:style>
    <style:style style:name="P28" style:family="paragraph" style:parent-style-name="Standard">
      <style:paragraph-properties fo:line-height="100%" fo:orphans="0" fo:widows="0"/>
      <style:text-properties fo:color="#666666" style:font-name="Inter" fo:font-size="13pt" officeooo:paragraph-rsid="0020df8b" style:font-name-asian="Inter1" style:font-size-asian="13pt" style:font-name-complex="Inter1" style:font-size-complex="13pt"/>
    </style:style>
    <style:style style:name="P29" style:family="paragraph" style:parent-style-name="Standard">
      <style:paragraph-properties fo:line-height="100%" fo:orphans="0" fo:widows="0"/>
      <style:text-properties fo:color="#666666" style:font-name="Inter" fo:font-size="13pt" officeooo:rsid="001aec00" officeooo:paragraph-rsid="001aec00" style:font-name-asian="Inter1" style:font-size-asian="13pt" style:font-name-complex="Inter1" style:font-size-complex="13pt"/>
    </style:style>
    <style:style style:name="P30" style:family="paragraph" style:parent-style-name="Standard">
      <style:paragraph-properties fo:line-height="100%" fo:orphans="0" fo:widows="0"/>
      <style:text-properties fo:color="#b7b7b7" style:font-name="Inter" fo:font-size="13pt" style:font-name-asian="Inter1" style:font-size-asian="13pt" style:font-name-complex="Inter1" style:font-size-complex="13pt"/>
    </style:style>
    <style:style style:name="P31" style:family="paragraph" style:parent-style-name="Standard">
      <style:paragraph-properties fo:line-height="100%" fo:orphans="0" fo:widows="0"/>
      <style:text-properties fo:color="#b7b7b7" style:font-name="Inter" fo:font-size="13pt" officeooo:rsid="001aec00" officeooo:paragraph-rsid="001aec00" style:font-name-asian="Inter1" style:font-size-asian="13pt" style:font-name-complex="Inter1" style:font-size-complex="13pt"/>
    </style:style>
    <style:style style:name="P32" style:family="paragraph" style:parent-style-name="Standard">
      <style:text-properties officeooo:paragraph-rsid="0020df8b"/>
    </style:style>
    <style:style style:name="P33" style:family="paragraph" style:parent-style-name="Standard">
      <style:text-properties officeooo:rsid="0020df8b" officeooo:paragraph-rsid="0020df8b"/>
    </style:style>
    <style:style style:name="P34" style:family="paragraph" style:parent-style-name="Standard" style:list-style-name="WWNum1">
      <style:paragraph-properties fo:margin-left="0.2189in" fo:margin-right="0in" fo:margin-top="0in" fo:margin-bottom="0in" loext:contextual-spacing="false" fo:line-height="100%" fo:text-align="start" style:justify-single-word="false" fo:keep-together="auto" fo:orphans="0" fo:widows="0" fo:text-indent="-0.1563in" style:auto-text-indent="false" fo:padding="0in" fo:border="none" fo:keep-with-next="auto"/>
      <style:text-properties fo:color="#999999" style:font-name="Inter" fo:font-size="13pt" officeooo:rsid="001aec00" officeooo:paragraph-rsid="001aec00" style:font-name-asian="Inter1" style:font-size-asian="13pt" style:font-name-complex="Inter1" style:font-size-complex="13pt"/>
    </style:style>
    <style:style style:name="P35" style:family="paragraph" style:parent-style-name="Standard" style:list-style-name="WWNum1">
      <style:paragraph-properties fo:margin-left="0.2189in" fo:margin-right="0in" fo:margin-top="0in" fo:margin-bottom="0in" loext:contextual-spacing="false" fo:line-height="100%" fo:text-align="start" style:justify-single-word="false" fo:keep-together="auto" fo:orphans="0" fo:widows="0" fo:text-indent="-0.1563in" style:auto-text-indent="false" fo:padding="0in" fo:border="none" fo:keep-with-next="auto"/>
      <style:text-properties fo:color="#999999" style:font-name="Inter" fo:font-size="13pt" officeooo:rsid="001aec00" officeooo:paragraph-rsid="0020df8b" style:font-name-asian="Inter1" style:font-size-asian="13pt" style:font-name-complex="Inter1" style:font-size-complex="13pt"/>
    </style:style>
    <style:style style:name="P36" style:family="paragraph" style:parent-style-name="Standard" style:list-style-name="WWNum1">
      <style:paragraph-properties fo:margin-left="0.2189in" fo:margin-right="0in" fo:margin-top="0in" fo:margin-bottom="0in" loext:contextual-spacing="false" fo:line-height="100%" fo:text-align="start" style:justify-single-word="false" fo:keep-together="auto" fo:orphans="0" fo:widows="0" fo:text-indent="-0.1563in" style:auto-text-indent="false" fo:padding="0in" fo:border="none" fo:keep-with-next="auto"/>
      <style:text-properties fo:color="#999999" style:font-name="Inter" fo:font-size="13pt" style:font-name-asian="Inter1" style:font-size-asian="13pt" style:font-name-complex="Inter1" style:font-size-complex="13pt"/>
    </style:style>
    <style:style style:name="P37" style:family="paragraph" style:parent-style-name="Standard" style:list-style-name="WWNum1">
      <style:paragraph-properties fo:margin-left="0.2189in" fo:margin-right="0in" fo:margin-top="0in" fo:margin-bottom="0in" loext:contextual-spacing="false" fo:line-height="100%" fo:text-align="start" style:justify-single-word="false" fo:keep-together="auto" fo:orphans="0" fo:widows="0" fo:text-indent="-0.1563in" style:auto-text-indent="false" fo:padding="0in" fo:border="none" fo:keep-with-next="auto"/>
      <style:text-properties fo:color="#999999" style:font-name="Inter" fo:font-size="13pt" officeooo:paragraph-rsid="0020df8b" style:font-name-asian="Inter1" style:font-size-asian="13pt" style:font-name-complex="Inter1" style:font-size-complex="13pt"/>
    </style:style>
    <style:style style:name="P38" style:family="paragraph" style:parent-style-name="Standard" style:list-style-name="WWNum1">
      <style:paragraph-properties fo:margin-left="0.2189in" fo:margin-right="0in" fo:margin-top="0in" fo:margin-bottom="0in" loext:contextual-spacing="false" fo:line-height="100%" fo:text-align="start" style:justify-single-word="false" fo:keep-together="auto" fo:orphans="0" fo:widows="0" fo:text-indent="-0.1563in" style:auto-text-indent="false" fo:padding="0in" fo:border="none" fo:keep-with-next="auto"/>
      <style:text-properties fo:color="#999999" style:font-name="Inter" fo:font-size="13pt" style:text-underline-style="none" style:font-name-asian="Inter1" style:font-size-asian="13pt" style:font-name-complex="Inter1" style:font-size-complex="13pt"/>
    </style:style>
    <style:style style:name="P39" style:family="paragraph" style:parent-style-name="Standard" style:list-style-name="WWNum1">
      <style:paragraph-properties fo:margin-left="0.2189in" fo:margin-right="0in" fo:margin-top="0in" fo:margin-bottom="0in" loext:contextual-spacing="false" fo:line-height="100%" fo:text-align="start" style:justify-single-word="false" fo:keep-together="auto" fo:orphans="0" fo:widows="0" fo:text-indent="-0.1563in" style:auto-text-indent="false" fo:padding="0in" fo:border="none" fo:keep-with-next="auto"/>
      <style:text-properties fo:color="#999999" style:font-name="Inter" fo:font-size="13pt" style:text-underline-style="none" officeooo:paragraph-rsid="0020df8b" style:font-name-asian="Inter1" style:font-size-asian="13pt" style:font-name-complex="Inter1" style:font-size-complex="13pt"/>
    </style:style>
    <style:style style:name="P40" style:family="paragraph" style:parent-style-name="Standard" style:list-style-name="WWNum1">
      <style:paragraph-properties fo:margin-left="0.2189in" fo:margin-right="0in" fo:line-height="100%" fo:orphans="0" fo:widows="0" fo:text-indent="-0.1563in" style:auto-text-indent="false"/>
      <style:text-properties fo:color="#999999" style:font-name="Inter" fo:font-size="13pt" style:font-name-asian="Inter1" style:font-size-asian="13pt" style:font-name-complex="Inter1" style:font-size-complex="13pt"/>
    </style:style>
    <style:style style:name="P41" style:family="paragraph" style:parent-style-name="Standard" style:master-page-name="Standard">
      <style:paragraph-properties style:page-number="1"/>
      <style:text-properties fo:font-size="13pt" style:font-size-asian="13pt" style:font-size-complex="13pt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3pt" style:font-name-asian="Inter1" style:font-size-asian="13pt" style:font-name-complex="Inter1" style:font-size-complex="13pt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style:font-name="Inter" fo:font-size="13pt" style:font-name-asian="Inter1" style:font-size-asian="13pt" style:font-name-complex="Inter1" style:font-size-complex="13pt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style:font-name="Inter" fo:font-size="13pt" style:font-name-asian="Inter1" style:font-size-asian="13pt" style:font-name-complex="Inter1" style:font-size-complex="13pt"/>
    </style:style>
    <style:style style:name="P45" style:family="paragraph" style:parent-style-name="Standard">
      <style:paragraph-properties fo:break-before="page"/>
      <style:text-properties style:font-name="Inter" fo:font-size="13pt" style:font-name-asian="Inter1" style:font-size-asian="13pt" style:font-name-complex="Inter1" style:font-size-complex="13pt"/>
    </style:style>
    <style:style style:name="P4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47" style:family="paragraph">
      <loext:graphic-properties draw:fill="solid" draw:fill-color="#fff5ce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font-name="Inter" fo:font-size="13pt" style:font-name-asian="Inter1" style:font-size-asian="13pt" style:font-name-complex="Inter1" style:font-size-complex="13pt"/>
    </style:style>
    <style:style style:name="T2" style:family="text">
      <style:text-properties style:font-name="Inter" fo:font-size="13pt" officeooo:rsid="0020df8b" style:font-name-asian="Inter1" style:font-size-asian="13pt" style:font-name-complex="Inter1" style:font-size-complex="13pt"/>
    </style:style>
    <style:style style:name="T3" style:family="text">
      <style:text-properties style:font-name="Inter" fo:font-size="13pt" officeooo:rsid="00223bcc" style:font-name-asian="Inter1" style:font-size-asian="13pt" style:font-name-complex="Inter1" style:font-size-complex="13pt"/>
    </style:style>
    <style:style style:name="gr1" style:family="graphic">
      <style:graphic-properties draw:stroke="solid" svg:stroke-color="#fff5ce" draw:fill="solid" draw:fill-color="#fff5ce" draw:textarea-vertical-align="middle" fo:min-height="0.5898in" style:run-through="foreground" style:wrap="left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color="#fff5ce" draw:fill="solid" draw:fill-color="#fff5ce" draw:textarea-vertical-align="middle" fo:min-height="0.5898in" style:run-through="foreground" style:wrap="left" style:number-wrapped-paragraphs="no-limit" style:wrap-contour="true" style:wrap-contour-mode="full" style:vertical-pos="middle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draw:frame text:anchor-type="char" draw:z-index="1" draw:name="Shape3_0" draw:style-name="gr1" draw:text-style-name="P47" svg:width="2.174in" svg:height="0.5898in" svg:x="4.1772in" svg:y="-0.0319in"><draw:text-box><text:p text:style-name="P46">Date:<text:line-break/>Name:</text:p></draw:text-box></draw:frame></text:p>
      <text:p text:style-name="P2">Design Document [TEMPLATE] </text:p>
      <text:p text:style-name="P3"/>
      <text:p text:style-name="P6"/>
      <text:p text:style-name="P7"/>
      <text:p text:style-name="P8">GAME NAM<draw:frame text:anchor-type="char" draw:z-index="0" draw:name="Shape3" draw:style-name="gr2" draw:text-style-name="P47" svg:width="4.1358in" svg:height="0.5898in" svg:x="1.5799in" svg:y="-0.1902in"><draw:text-box><text:p text:style-name="P46">fdsa</text:p></draw:text-box></draw:frame>E:</text:p>
      <text:p text:style-name="P9"/>
      <text:p text:style-name="P4"/>
      <text:p text:style-name="P5"/>
      <text:p text:style-name="P13"/>
      <text:p text:style-name="P32"><text:span text:style-name="T2">1. This App will be available on:</text:span></text:p>
      <text:p text:style-name="P32"><text:span text:style-name="T2"/></text:p>
      <text:p text:style-name="P32"><text:span text:style-name="T2"/></text:p>
      <text:p text:style-name="P33"><text:span text:style-name="T1">2. In this app, users will:</text:span></text:p>
      <text:p text:style-name="P33"><text:span text:style-name="T1"/></text:p>
      <text:p text:style-name="P33"><text:span text:style-name="T1"/></text:p>
      <text:p text:style-name="P33"><text:span text:style-name="T1">3. The target Audience / personas for this app include:</text:span></text:p>
      <text:p text:style-name="P33"><text:span text:style-name="T1"/></text:p>
      <text:p text:style-name="P33"><text:span text:style-name="T1"/></text:p>
      <text:p text:style-name="P33"><text:span text:style-name="T1">4. </text:span><text:span text:style-name="T3">Sketches:</text:span></text:p>
      <text:p text:style-name="P33"><text:span text:style-name="T3"/></text:p>
      <text:p text:style-name="P33"><text:span text:style-name="T3"/></text:p>
      <text:p text:style-name="P14">5. Timeline:</text:p>
      <text:p text:style-name="P1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Inter" svg:font-family="Inter" style:font-family-generic="roman" style:font-pitch="variable"/>
    <style:font-face style:name="Roboto Condensed" svg:font-family="'Roboto Condense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bin1" svg:font-family="Cabin" style:font-family-generic="system" style:font-pitch="variable"/>
    <style:font-face style:name="Inter1" svg:font-family="Inter" style:font-family-generic="system" style:font-pitch="variable"/>
    <style:font-face style:name="Linux Libertine G" svg:font-family="'Linux Libertine G'" style:font-family-generic="system" style:font-pitch="variable"/>
    <style:font-face style:name="Roboto Condensed1" svg:font-family="'Roboto Condense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bin" fo:font-size="11pt" fo:language="en" fo:country="none" style:letter-kerning="false" style:font-name-asian="Cabin1" style:font-size-asian="11pt" style:language-asian="zh" style:country-asian="CN" style:font-name-complex="Cabin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bin" fo:font-size="11pt" fo:language="en" fo:country="none" style:letter-kerning="false" style:font-name-asian="Cabin1" style:font-size-asian="11pt" style:language-asian="zh" style:country-asian="CN" style:font-name-complex="Cabin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.0417in" loext:contextual-spacing="false" fo:line-height="100%" fo:keep-together="always" fo:keep-with-next="always"/>
      <style:text-properties fo:color="#4a86e8" style:font-name="Roboto Condensed" fo:font-family="'Roboto Condensed'" style:font-family-generic="roman" style:font-pitch="variable" fo:font-size="18pt" fo:font-weight="bold" style:font-name-asian="Roboto Condensed1" style:font-family-asian="'Roboto Condensed'" style:font-family-generic-asian="system" style:font-pitch-asian="variable" style:font-size-asian="18pt" style:font-weight-asian="bold" style:font-name-complex="Roboto Condensed1" style:font-family-complex="'Roboto Condensed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in" fo:margin-bottom="0.0417in" loext:contextual-spacing="false" fo:line-height="113%" fo:keep-together="always" fo:keep-with-next="always"/>
      <style:text-properties fo:color="#6aa84f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fo:font-weight="bold" style:font-weight-asian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style:font-name="Roboto Condensed" fo:font-family="'Roboto Condensed'" style:font-family-generic="roman" style:font-pitch="variable" fo:font-size="26pt" fo:font-weight="bold" style:font-name-asian="Roboto Condensed1" style:font-family-asian="'Roboto Condensed'" style:font-family-generic-asian="system" style:font-pitch-asian="variable" style:font-size-asian="26pt" style:font-weight-asian="bold" style:font-name-complex="Roboto Condensed1" style:font-family-complex="'Roboto Condensed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Inter" fo:font-family="Inter" style:font-family-generic="roman" style:font-pitch="variable" fo:font-size="9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7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6-27T13:05:59.150999564</dc:date>
    <meta:editing-duration>PT17M11S</meta:editing-duration>
    <meta:editing-cycles>9</meta:editing-cycles>
    <meta:document-statistic meta:table-count="0" meta:image-count="0" meta:object-count="0" meta:page-count="1" meta:paragraph-count="7" meta:word-count="32" meta:character-count="176" meta:non-whitespace-character-count="150"/>
  </office:meta>
</office:document-meta>
</file>